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officeooo:rsid="004bfe2b" officeooo:paragraph-rsid="006ef650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6ef650" officeooo:paragraph-rsid="006ef650" style:font-size-asian="14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44pt" officeooo:rsid="001adf4f" officeooo:paragraph-rsid="001adf4f" style:font-size-asian="44pt" style:font-size-complex="44pt"/>
    </style:style>
    <style:style style:name="P4" style:family="paragraph" style:parent-style-name="Standard">
      <style:paragraph-properties fo:text-align="center" style:justify-single-word="false"/>
      <style:text-properties fo:font-size="15pt" officeooo:rsid="001adf4f" officeooo:paragraph-rsid="001adf4f" style:font-size-asian="13.1000003814697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15pt" fo:font-style="italic" officeooo:rsid="001adf4f" officeooo:paragraph-rsid="001adf4f" style:font-size-asian="13.1000003814697pt" style:font-style-asian="italic" style:font-size-complex="15pt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ize="15pt" fo:font-style="italic" officeooo:rsid="001adf4f" officeooo:paragraph-rsid="001adf4f" style:font-size-asian="13.1000003814697pt" style:font-style-asian="italic" style:font-size-complex="15pt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ize="15pt" fo:font-style="normal" officeooo:rsid="001c1498" officeooo:paragraph-rsid="001c1498" style:font-size-asian="13.1000003814697pt" style:font-style-asian="normal" style:font-size-complex="15pt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ize="15pt" fo:font-style="normal" officeooo:rsid="001c1498" officeooo:paragraph-rsid="001d6bf2" style:font-size-asian="13.1000003814697pt" style:font-style-asian="normal" style:font-size-complex="15pt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ize="15pt" fo:font-style="normal" officeooo:rsid="001d6bf2" officeooo:paragraph-rsid="001d6bf2" style:font-size-asian="13.1000003814697pt" style:font-style-asian="normal" style:font-size-complex="15pt" style:font-style-complex="normal"/>
    </style:style>
    <style:style style:name="P10" style:family="paragraph" style:parent-style-name="Standard">
      <style:paragraph-properties fo:text-align="center" style:justify-single-word="false"/>
      <style:text-properties fo:font-size="15pt" fo:font-style="normal" officeooo:rsid="001c1498" officeooo:paragraph-rsid="001c1498" style:font-size-asian="13.1000003814697pt" style:font-style-asian="normal" style:font-size-complex="15pt" style:font-style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officeooo:rsid="001c1498" officeooo:paragraph-rsid="001c1498" style:font-size-asian="10.5pt" style:font-style-asian="normal" style:font-size-complex="12pt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officeooo:rsid="001c1498" officeooo:paragraph-rsid="001c1498" style:font-size-asian="18pt" style:font-style-asian="normal" style:font-size-complex="18pt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style="normal" style:text-underline-style="solid" style:text-underline-width="auto" style:text-underline-color="font-color" officeooo:rsid="001e9734" officeooo:paragraph-rsid="001c1498" style:font-size-asian="11.3500003814697pt" style:font-style-asian="normal" style:font-size-complex="13pt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ize="18pt" fo:font-style="normal" style:text-underline-style="solid" style:text-underline-width="auto" style:text-underline-color="font-color" officeooo:rsid="00719722" officeooo:paragraph-rsid="00719722" style:font-size-asian="18pt" style:font-style-asian="normal" style:font-size-complex="18pt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ize="18pt" fo:font-style="normal" style:text-underline-style="none" officeooo:rsid="00719722" officeooo:paragraph-rsid="00719722" style:font-size-asian="18pt" style:font-style-asian="normal" style:font-size-complex="18pt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ize="16pt" fo:font-style="normal" style:text-underline-style="none" officeooo:rsid="001c1498" officeooo:paragraph-rsid="001c1498" style:font-size-asian="16pt" style:font-style-asian="normal" style:font-size-complex="16pt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ize="16pt" fo:font-style="normal" fo:font-weight="normal" officeooo:rsid="0064ddb9" officeooo:paragraph-rsid="0029e7c0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officeooo:rsid="006ef650"/>
    </style:style>
    <style:style style:name="T2" style:family="text">
      <style:text-properties fo:font-size="2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30c178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10pt" style:text-underline-style="none" officeooo:rsid="0049eb30" style:font-size-asian="10pt" style:font-size-complex="10pt"/>
    </style:style>
    <style:style style:name="T7" style:family="text">
      <style:text-properties officeooo:rsid="001d6bf2"/>
    </style:style>
    <style:style style:name="T8" style:family="text">
      <style:text-properties officeooo:rsid="002860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RBARA NAJIB<text:tab/><text:tab/><text:tab/><text:tab/><text:tab/><text:tab/><text:tab/><text:tab/>Groupe 08</text:p>
      <text:p text:style-name="P2">AGOCS ARON</text:p>
      <text:p text:style-name="P3"/>
      <text:p text:style-name="P3"/>
      <text:p text:style-name="P3"/>
      <text:p text:style-name="P3">COMPTE RENDU DE LA SAÉ 1.0<text:span text:style-name="T1">2</text:span></text:p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/>
      <text:p text:style-name="P5"/>
      <text:p text:style-name="P5"><text:span text:style-name="T2">Table des matières :</text:span> </text:p>
      <text:p text:style-name="P6"><text:tab/></text:p>
      <text:p text:style-name="P7"><text:soft-page-break/><text:span text:style-name="T3">Présentation de l’application et des fonctionnalités</text:span><text:tab/><text:tab/><text:tab/><text:tab/>3-<text:span text:style-name="T4">4</text:span></text:p>
      <text:p text:style-name="P7"><text:tab/>Présentation <text:tab/><text:tab/><text:tab/><text:tab/><text:tab/><text:tab/><text:tab/><text:tab/><text:tab/><text:tab/>3</text:p>
      <text:p text:style-name="P7"><text:tab/>Fonctionnalités <text:tab/><text:tab/><text:tab/><text:tab/><text:tab/><text:tab/><text:tab/><text:tab/><text:tab/><text:tab/>3</text:p>
      <text:p text:style-name="P7"><text:tab/>Structure de donnée mis en place et les interactions entre elles <text:tab/><text:tab/>3-<text:span text:style-name="T4">4</text:span></text:p>
      <text:p text:style-name="P7"/>
      <text:p text:style-name="P8"/>
      <text:p text:style-name="P8"/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<text:soft-page-break/><text:span text:style-name="T5">Presentation de l’application et des fonctionnalités incorporées </text:span></text:p>
      <text:p text:style-name="P11"/>
      <text:p text:style-name="P12">a)Presentation</text:p>
      <text:p text:style-name="P13"><text:span text:style-name="T6"/></text:p>
      <text:p text:style-name="P12"/>
      <text:p text:style-name="P6"/>
      <text:p text:style-name="P12">b)<text:span text:style-name="T7">Fonctionnalités implémentées</text:span></text:p>
      <text:p text:style-name="P14"/>
      <text:p text:style-name="P15"/>
      <text:p text:style-name="P12"/>
      <text:p text:style-name="P12"/>
      <text:p text:style-name="P12">c)<text:span text:style-name="T8">Structure de donnée <text:s/>et interactions entre elles</text:span></text:p>
      <text:p text:style-name="P16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3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  <dc:date>2025-01-12T16:14:28.080410091</dc:date>
    <meta:editing-duration>PT9H50M16S</meta:editing-duration>
    <meta:editing-cycles>70</meta:editing-cycles>
    <meta:document-statistic meta:table-count="0" meta:image-count="0" meta:object-count="0" meta:page-count="3" meta:paragraph-count="14" meta:word-count="57" meta:character-count="433" meta:non-whitespace-character-count="350"/>
  </office:meta>
</office:document-meta>
</file>